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f863" officeooo:paragraph-rsid="0002f863"/>
    </style:style>
    <style:style style:name="P2" style:family="paragraph" style:parent-style-name="Standard">
      <style:text-properties fo:font-style="italic" fo:font-weight="bold" officeooo:rsid="00055c08" officeooo:paragraph-rsid="00055c08" style:font-style-asian="italic" style:font-weight-asian="bold" style:font-style-complex="italic" style:font-weight-complex="bold"/>
    </style:style>
    <style:style style:name="T1" style:family="text">
      <style:text-properties officeooo:rsid="00048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Qué problemas encontró con esta forma de almacenar la información?</text:p>
      <text:p text:style-name="Standard"/>
      <text:p text:style-name="P1">No se puede asignar un nombre al diccionario cuando se pasa a una lista <text:span text:style-name="T1">y este debe estar contenido dentro de ella.</text:span></text:p>
      <text:p text:style-name="P2">Pregunta: Se puede trasnformar por script un dictionario en una lista de diccionarios?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5:11:25.424440799</meta:creation-date>
    <dc:date>2022-02-25T18:44:50.764797576</dc:date>
    <meta:editing-duration>PT2H42M54S</meta:editing-duration>
    <meta:editing-cycles>2</meta:editing-cycles>
    <meta:generator>LibreOffice/7.2.5.2.0$Linux_X86_64 LibreOffice_project/20$Build-2</meta:generator>
    <meta:document-statistic meta:table-count="0" meta:image-count="0" meta:object-count="0" meta:page-count="1" meta:paragraph-count="3" meta:word-count="45" meta:character-count="268" meta:non-whitespace-character-count="226"/>
  </office:meta>
</office:document-meta>
</file>